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9f34a" officeooo:paragraph-rsid="00088ef7"/>
    </style:style>
    <style:style style:name="P7" style:family="paragraph" style:parent-style-name="Standard">
      <style:paragraph-properties style:snap-to-layout-grid="false"/>
      <style:text-properties officeooo:rsid="000db5c6" officeooo:paragraph-rsid="000db5c6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db5c6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db5c6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0db5c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db5c6" style:font-weight-asian="normal" style:font-weight-complex="normal"/>
    </style:style>
    <style:style style:name="T4" style:family="text">
      <style:text-properties fo:font-weight="normal" officeooo:rsid="0013f553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7" style:family="text">
      <style:text-properties style:use-window-font-color="true" style:font-name="Times New Roman" officeooo:rsid="0013f553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088ef7"/>
    </style:style>
    <style:style style:name="T11" style:family="text">
      <style:text-properties style:use-window-font-color="true" style:font-name="Times New Roman" officeooo:rsid="0013f553"/>
    </style:style>
    <style:style style:name="T12" style:family="text">
      <style:text-properties officeooo:rsid="000db5c6"/>
    </style:style>
    <style:style style:name="T13" style:family="text">
      <style:text-properties officeooo:rsid="00148caf"/>
    </style:style>
    <style:style style:name="T14" style:family="text">
      <style:text-properties officeooo:rsid="0015a8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Crear</text:span><text:span text:style-name="T2"> </text:span><text:span text:style-name="T4">Rol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4">CU.A.03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0">Administrador de </text:span></text:span><text:span text:style-name="UC_5f_NormalAzul_20_Car"><text:span text:style-name="T11">S</text:span></text:span><text:span text:style-name="UC_5f_NormalAzul_20_Car"><text:span text:style-name="T10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5"> </text:span></text:span><text:span text:style-name="UC_5f_NormalAzul_20_Car"><text:span text:style-name="T6">Permitir crear un rol nuev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5"> </text:span></text:span><text:span text:style-name="UC_5f_NormalAzul_20_Car"><text:span text:style-name="T7">El actor debe estar logueado como Administrador de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2">Nuevo rol creado.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7">1.Selecciona la <text:span text:style-name="T14">opción</text:span> Crear rol.</text:p>
          </table:table-cell>
          <table:table-cell table:style-name="Table1.A1" office:value-type="string">
            <text:p text:style-name="P10"><text:s/></text:p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p text:style-name="P7">2.Despliega formulario que permite introducir los datos del rol a ser creado.</text:p>
          </table:table-cell>
        </table:table-row>
        <table:table-row table:style-name="Table1.4">
          <table:table-cell table:style-name="Table1.A5" office:value-type="string">
            <text:p text:style-name="P11">3.Ingresa los datos del rol: Nombre, <text:span text:style-name="T14">Descripción.</text:span>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4.Despliega una lista de permisos que pueden ser asignados al rol.</text:p>
          </table:table-cell>
        </table:table-row>
        <table:table-row table:style-name="Table1.4">
          <table:table-cell table:style-name="Table1.A5" office:value-type="string">
            <text:p text:style-name="P11">5.Selecciona uno o mas permisos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6.Valida los datos.</text:p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7.Pide <text:span text:style-name="T14">confirmación.</text:span></text:p>
          </table:table-cell>
        </table:table-row>
        <table:table-row table:style-name="Table1.4">
          <table:table-cell table:style-name="Table1.A5" office:value-type="string">
            <text:p text:style-name="P11">8.Confirma l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9.Persiste los datos.</text:p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3951037662679749280" text:style-name="WW8Num8">
              <text:list-item>
                <text:p text:style-name="P14">Cancelar.</text:p>
                <text:p text:style-name="P15">En el paso 8, se selecciona la <text:span text:style-name="T14">opción</text:span> Cancelar, se vuelve a <text:span text:style-name="T13">A</text:span>dministrar <text:span text:style-name="T13">R</text:span>ol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6.Si el nombre del rol ya existe se emite un mensaje de advertencia indicando que ya existe el rol y se retorna al paso 3.</text:p>
            <text:p text:style-name="P8">6.Si el usuario no selecciona <text:span text:style-name="T14">ningún</text:span> permiso se emite un mensaje de advertencia indicando que es obligatorio asignar al menos un permiso y se retorna al paso 5.</text:p>
            <text:p text:style-name="P8">9.Si el sistema no puede persistir los datos este error es indicado al usuario por medio de un mensaje.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4">RF13 al RF16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2H17M37S</meta:editing-duration>
    <dc:date>2014-03-16T20:32:40.126011386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32" meta:word-count="221" meta:character-count="1381" meta:non-whitespace-character-count="1187"/>
  </office:meta>
</office:document-meta>
</file>